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6e" officeooo:paragraph-rsid="00191e6e"/>
    </style:style>
    <style:style style:name="P2" style:family="paragraph" style:parent-style-name="Standard">
      <style:text-properties officeooo:rsid="00193970" officeooo:paragraph-rsid="00193970"/>
    </style:style>
    <style:style style:name="P3" style:family="paragraph" style:parent-style-name="Standard">
      <style:text-properties officeooo:rsid="001c64c2" officeooo:paragraph-rsid="001c64c2"/>
    </style:style>
    <style:style style:name="P4" style:family="paragraph" style:parent-style-name="Standard">
      <style:text-properties officeooo:rsid="0021b7b1" officeooo:paragraph-rsid="0021b7b1"/>
    </style:style>
    <style:style style:name="P5" style:family="paragraph" style:parent-style-name="Standard">
      <style:text-properties officeooo:rsid="00191e6e" officeooo:paragraph-rsid="00191e6e"/>
    </style:style>
    <style:style style:name="T1" style:family="text">
      <style:text-properties officeooo:rsid="001c64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gos:</text:p>
      <text:p text:style-name="P1"><text:a xlink:type="simple" xlink:href="https://journalofbigdata.springeropen.com/articles/10.1186/s40537-020-00333-6#Sec18" text:style-name="Internet_20_link" text:visited-style-name="Visited_20_Internet_20_Link">https://journalofbigdata.springeropen.com/articles/10.1186/s40537-020-00333-6#Sec18</text:a></text:p>
      <text:p text:style-name="P1"/>
      <text:p text:style-name="P1"><text:a xlink:type="simple" xlink:href="https://escholarship.org/uc/item/0cp1x8th" text:style-name="Internet_20_link" text:visited-style-name="Visited_20_Internet_20_Link">https://escholarship.org/uc/item/0cp1x8th</text:a></text:p>
      <text:p text:style-name="P1"/>
      <text:p text:style-name="P1"><text:a xlink:type="simple" xlink:href="https://damoracapital.com/wp-content/uploads/2021/04/deep-learning-for-the-prediction-of-stockmarket-trends.pdf" text:style-name="Internet_20_link" text:visited-style-name="Visited_20_Internet_20_Link">https://damoracapital.com/wp-content/uploads/2021/04/deep-learning-for-the-prediction-of-stockmarket-trends.pdf</text:a> (artigo muito bom)</text:p>
      <text:p text:style-name="P1"/>
      <text:p text:style-name="P1"><text:a xlink:type="simple" xlink:href="https://arxiv.org/pdf/2009.08510.pdf" text:style-name="Internet_20_link" text:visited-style-name="Visited_20_Internet_20_Link">https://arxiv.org/pdf/2009.08510.pdf</text:a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(artigo muito bom)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(prever ações utilizando indicadores técnicos)</text:p>
      <text:p text:style-name="P1"/>
      <text:p text:style-name="P1"><text:a xlink:type="simple" xlink:href="https://bdm.unb.br/bitstream/10483/29200/1/2019_MatheusDeAndradeLimaPaulino_tcc.pdf" text:style-name="Internet_20_link" text:visited-style-name="Visited_20_Internet_20_Link">https://bdm.unb.br/bitstream/10483/29200/1/2019_MatheusDeAndradeLimaPaulino_tcc.pdf</text:a> <text:span text:style-name="T1">(um tcc, não é o melhor artigo mas vale a pena ler)</text:span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<text:s/>-</text:p>
      <text:p text:style-name="P1"/>
      <text:p text:style-name="P1"><text:a xlink:type="simple" xlink:href="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" text:style-name="Internet_20_link" text:visited-style-name="Visited_20_Internet_20_Link">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</text:a></text:p>
      <text:p text:style-name="P1"/>
      <text:p text:style-name="P1"/>
      <text:p text:style-name="P1"><text:a xlink:type="simple" xlink:href="https://papers.ssrn.com/sol3/papers.cfm?abstract_id=3673874" text:style-name="Internet_20_link" text:visited-style-name="Visited_20_Internet_20_Link">https://papers.ssrn.com/sol3/papers.cfm?abstract_id=3673874</text:a> -</text:p>
      <text:p text:style-name="P1"/>
      <text:p text:style-name="P1"><text:a xlink:type="simple" xlink:href="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" text:style-name="Internet_20_link" text:visited-style-name="Visited_20_Internet_20_Link">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</text:a> </text:p>
      <text:p text:style-name="P1"/>
      <text:p text:style-name="P1"/>
      <text:p text:style-name="P4"><text:a xlink:type="simple" xlink:href="https://ieeexplore.ieee.org/stamp/stamp.jsp?tp=&amp;arnumber=9745535" text:style-name="Internet_20_link" text:visited-style-name="Visited_20_Internet_20_Link">https://ieeexplore.ieee.org/stamp/stamp.jsp?tp=&amp;arnumber=9745535</text:a> (artigo sobre deep learning e mercado de ações)</text:p>
      <text:p text:style-name="P4"/>
      <text:p text:style-name="P4"><text:a xlink:type="simple" xlink:href="https://ieeexplore.ieee.org/stamp/stamp.jsp?tp=&amp;arnumber=9165760" text:style-name="Internet_20_link" text:visited-style-name="Visited_20_Internet_20_Link">https://ieeexplore.ieee.org/stamp/stamp.jsp?tp=&amp;arnumber=9165760</text:a> (artigo sobre deep learning e mercado de ações)</text:p>
      <text:p text:style-name="P4"/>
      <text:p text:style-name="P4"><text:a xlink:type="simple" xlink:href="https://ieeexplore.ieee.org/stamp/stamp.jsp?tp=&amp;arnumber=9057460" text:style-name="Internet_20_link" text:visited-style-name="Visited_20_Internet_20_Link">https://ieeexplore.ieee.org/stamp/stamp.jsp?tp=&amp;arnumber=9057460</text:a> (artigo sobre deep learning e mercado de ações)</text:p>
      <text:p text:style-name="P4"/>
      <text:p text:style-name="P4"><text:a xlink:type="simple" xlink:href="https://ieeexplore.ieee.org/stamp/stamp.jsp?tp=&amp;arnumber=9129692" text:style-name="Internet_20_link" text:visited-style-name="Visited_20_Internet_20_Link">https://ieeexplore.ieee.org/stamp/stamp.jsp?tp=&amp;arnumber=9129692</text:a></text:p>
      <text:p text:style-name="P4"/>
      <text:p text:style-name="P4"><text:a xlink:type="simple" xlink:href="https://ieeexplore.ieee.org/stamp/stamp.jsp?tp=&amp;arnumber=9253637" text:style-name="Internet_20_link" text:visited-style-name="Visited_20_Internet_20_Link">https://ieeexplore.ieee.org/stamp/stamp.jsp?tp=&amp;arnumber=9253637</text:a></text:p>
      <text:p text:style-name="P4"/>
      <text:p text:style-name="P4"><text:a xlink:type="simple" xlink:href="https://ieeexplore.ieee.org/stamp/stamp.jsp?tp=&amp;arnumber=9099274" text:style-name="Internet_20_link" text:visited-style-name="Visited_20_Internet_20_Link">https://ieeexplore.ieee.org/stamp/stamp.jsp?tp=&amp;arnumber=9099274</text:a></text:p>
      <text:p text:style-name="P4"/>
      <text:p text:style-name="P4"><text:a xlink:type="simple" xlink:href="https://ieeexplore.ieee.org/stamp/stamp.jsp?tp=&amp;arnumber=9745535" text:style-name="Internet_20_link" text:visited-style-name="Visited_20_Internet_20_Link">https://ieeexplore.ieee.org/stamp/stamp.jsp?tp=&amp;arnumber=9745535</text:a></text:p>
      <text:p text:style-name="P4"><text:a xlink:type="simple" xlink:href="https://ieeexplore.ieee.org/stamp/stamp.jsp?tp=&amp;arnumber=9079491" text:style-name="Internet_20_link" text:visited-style-name="Visited_20_Internet_20_Link"><text:soft-page-break/>https://ieeexplore.ieee.org/stamp/stamp.jsp?tp=&amp;arnumber=9079491</text:a></text:p>
      <text:p text:style-name="P4"/>
      <text:p text:style-name="P4"><text:a xlink:type="simple" xlink:href="https://ieeexplore.ieee.org/stamp/stamp.jsp?tp=&amp;arnumber=9481924" text:style-name="Internet_20_link" text:visited-style-name="Visited_20_Internet_20_Link">https://ieeexplore.ieee.org/stamp/stamp.jsp?tp=&amp;arnumber=9481924</text:a> 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</text:p>
      <text:p text:style-name="P1"/>
      <text:p text:style-name="P1"><text:a xlink:type="simple" xlink:href="https://ieeexplore.ieee.org/stamp/stamp.jsp?tp=&amp;arnumber=8456512" text:style-name="Internet_20_link" text:visited-style-name="Visited_20_Internet_20_Link">https://ieeexplore.ieee.org/stamp/stamp.jsp?tp=&amp;arnumber=8456512</text:a> </text:p>
      <text:p text:style-name="P1"/>
      <text:p text:style-name="P1"><text:a xlink:type="simple" xlink:href="https://ieeexplore.ieee.org/stamp/stamp.jsp?tp=&amp;arnumber=9324831" text:style-name="Internet_20_link" text:visited-style-name="Visited_20_Internet_20_Link">https://ieeexplore.ieee.org/stamp/stamp.jsp?tp=&amp;arnumber=9324831</text:a></text:p>
      <text:p text:style-name="P1"/>
      <text:p text:style-name="P1"><text:a xlink:type="simple" xlink:href="https://ieeexplore.ieee.org/stamp/stamp.jsp?tp=&amp;arnumber=9306838" text:style-name="Internet_20_link" text:visited-style-name="Visited_20_Internet_20_Link">https://ieeexplore.ieee.org/stamp/stamp.jsp?tp=&amp;arnumber=9306838</text:a></text:p>
      <text:p text:style-name="P1"/>
      <text:p text:style-name="P1"><text:a xlink:type="simple" xlink:href="https://ieeexplore.ieee.org/stamp/stamp.jsp?tp=&amp;arnumber=8653278" text:style-name="Internet_20_link" text:visited-style-name="Visited_20_Internet_20_Link">https://ieeexplore.ieee.org/stamp/stamp.jsp?tp=&amp;arnumber=8653278</text:a></text:p>
      <text:p text:style-name="P1"/>
      <text:p text:style-name="P1"/>
      <text:p text:style-name="P1">Tutoriais:</text:p>
      <text:p text:style-name="P1"><text:a xlink:type="simple" xlink:href="https://machinelearningmastery.com/how-to-improve-deep-learning-model-robustness-by-adding-noise/" text:style-name="Internet_20_link" text:visited-style-name="Visited_20_Internet_20_Link">https://machinelearningmastery.com/how-to-improve-deep-learning-model-robustness-by-adding-noise/</text:a> (implementar o gaussian noise layer nos modelos de i.a)</text:p>
      <text:p text:style-name="P1"/>
      <text:p text:style-name="P1"><text:a xlink:type="simple" xlink:href="https://pub.towardsai.net/predict-the-stock-trend-using-deep-learning-5a4b7df1d152" text:style-name="Internet_20_link" text:visited-style-name="Visited_20_Internet_20_Link">https://pub.towardsai.net/predict-the-stock-trend-using-deep-learning-5a4b7df1d152</text:a> (prever tendências, vale o teste mas sem muita esperança que funcione bem)</text:p>
      <text:p text:style-name="P1"/>
      <text:p text:style-name="P1"><text:a xlink:type="simple" xlink:href="https://towardsdatascience.com/batch-normalization-in-practice-an-example-with-keras-and-tensorflow-2-0-b1ec28bde96f" text:style-name="Internet_20_link" text:visited-style-name="Visited_20_Internet_20_Link">https://towardsdatascience.com/batch-normalization-in-practice-an-example-with-keras-and-tensorflow-2-0-b1ec28bde96f</text:a> (implementar a camada batch normalization com o Keras)</text:p>
      <text:p text:style-name="P1"/>
      <text:p text:style-name="P1"><text:a xlink:type="simple" xlink:href="https://machinelearningmastery.com/how-to-develop-convolutional-neural-network-models-for-time-series-forecasting/" text:style-name="Internet_20_link" text:visited-style-name="Visited_20_Internet_20_Link">https://machinelearningmastery.com/how-to-develop-convolutional-neural-network-models-for-time-series-forecasting/</text:a> </text:p>
      <text:p text:style-name="P1"/>
      <text:p text:style-name="P1"/>
      <text:p text:style-name="P1">Projetos:</text:p>
      <text:p text:style-name="P1"><text:a xlink:type="simple" xlink:href="https://github.com/manganganath/stock_price_trend_fft/blob/master/fourier_analysis.ipynb" text:style-name="Internet_20_link" text:visited-style-name="Visited_20_Internet_20_Link">https://github.com/manganganath/stock_price_trend_fft/blob/master/fourier_analysis.ipynb</text:a> (suavizar valores com o método fft)</text:p>
      <text:p text:style-name="P1"/>
      <text:p text:style-name="P1"><text:a xlink:type="simple" xlink:href="https://github.com/mhsmathew/Stock-Market-Analysis" text:style-name="Internet_20_link" text:visited-style-name="Visited_20_Internet_20_Link">https://github.com/mhsmathew/Stock-Market-Analysis</text:a> (não sei o que faz mas parece ser algo interessante)</text:p>
      <text:p text:style-name="P1"/>
      <text:p text:style-name="P1"/>
      <text:p text:style-name="P2">Bibliotecas:</text:p>
      <text:p text:style-name="P2"><text:a xlink:type="simple" xlink:href="https://pypi.org/project/trend-classifier/" text:style-name="Internet_20_link" text:visited-style-name="Visited_20_Internet_20_Link">https://pypi.org/project/trend-classifier/</text:a></text:p>
      <text:p text:style-name="P2"/>
      <text:p text:style-name="P2"><text:a xlink:type="simple" xlink:href="https://pypi.org/project/pytrend/" text:style-name="Internet_20_link" text:visited-style-name="Visited_20_Internet_20_Link">https://pypi.org/project/pytrend/</text:a></text:p>
      <text:p text:style-name="P2"/>
      <text:p text:style-name="P2"><text:a xlink:type="simple" xlink:href="https://pypi.org/project/pytrendseries/" text:style-name="Internet_20_link" text:visited-style-name="Visited_20_Internet_20_Link">https://pypi.org/project/pytrendseries/</text:a></text:p>
      <text:p text:style-name="P2"/>
      <text:p text:style-name="P2"><text:a xlink:type="simple" xlink:href="https://pypi.org/project/Pandas-Market-Predictor/" text:style-name="Internet_20_link" text:visited-style-name="Visited_20_Internet_20_Link">https://pypi.org/project/Pandas-Market-Predictor/</text:a></text:p>
      <text:p text:style-name="P2"/>
      <text:p text:style-name="P2"><text:a xlink:type="simple" xlink:href="https://pypi.org/project/trendet/" text:style-name="Internet_20_link" text:visited-style-name="Visited_20_Internet_20_Link">https://pypi.org/project/trendet/</text:a> </text:p>
      <text:p text:style-name="P3"/>
      <text:p text:style-name="P3"/>
      <text:p text:style-name="P3">Sites:</text:p>
      <text:p text:style-name="P3"><text:a xlink:type="simple" xlink:href="https://www.analyticsvidhya.com/blog/2022/05/5-python-libraries-for-time-series-analysis/" text:style-name="Internet_20_link" text:visited-style-name="Visited_20_Internet_20_Link">https://www.analyticsvidhya.com/blog/2022/05/5-python-libraries-for-time-series-analysis/</text:a> (bibliotecas para análise de tendências)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06T11:59:27.523000000</dc:date>
    <meta:editing-duration>PT4H51M19S</meta:editing-duration>
    <meta:editing-cycles>11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42" meta:word-count="141" meta:character-count="3641" meta:non-whitespace-character-count="3535"/>
  </office:meta>
</office:document-meta>
</file>